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81cm"/>
    </style:style>
    <style:style style:name="gr7" style:family="graphic" style:parent-style-name="standard">
      <style:graphic-properties draw:stroke="none" svg:stroke-color="#000000" draw:fill="none" draw:fill-color="#ffffff" fo:min-height="0.0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8cm"/>
    </style:style>
    <style:style style:name="gr9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85cm" svg:height="9.144cm" svg:x="15.728cm" svg:y="7.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2.21cm" svg:x="3.808cm" svg:y="10.616cm">
          <text:p text:style-name="P1">Outbound</text:p>
          <text:p text:style-name="P1">PPI FIF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9.672cm" svg:y1="7.756cm" svg:x2="22.103cm" svg:y2="7.756cm">
          <text:p/>
        </draw:line>
        <draw:custom-shape draw:style-name="gr2" draw:text-style-name="P1" draw:layer="layout" svg:width="3.545cm" svg:height="2.21cm" svg:x="17.24cm" svg:y="10.638cm">
          <text:p text:style-name="P1">Frame </text:p>
          <text:p text:style-name="P1">Mover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631cm" svg:y1="8.837cm" svg:x2="8.153cm" svg:y2="8.837cm">
          <text:p/>
        </draw:line>
        <draw:line draw:style-name="gr4" draw:text-style-name="P1" draw:layer="layout" svg:x1="8.176cm" svg:y1="8.889cm" svg:x2="8.151cm" svg:y2="14.325cm">
          <text:p/>
        </draw:line>
        <draw:line draw:style-name="gr4" draw:text-style-name="P1" draw:layer="layout" svg:x1="3.631cm" svg:y1="14.337cm" svg:x2="8.153cm" svg:y2="14.337cm">
          <text:p/>
        </draw:line>
        <draw:line draw:style-name="gr4" draw:text-style-name="P1" draw:layer="layout" svg:x1="28.936cm" svg:y1="5.774cm" svg:x2="33.458cm" svg:y2="5.774cm">
          <text:p/>
        </draw:line>
        <draw:line draw:style-name="gr4" draw:text-style-name="P1" draw:layer="layout" svg:x1="28.986cm" svg:y1="5.749cm" svg:x2="28.961cm" svg:y2="11.185cm">
          <text:p/>
        </draw:line>
        <draw:line draw:style-name="gr4" draw:text-style-name="P1" draw:layer="layout" svg:x1="28.91cm" svg:y1="11.159cm" svg:x2="33.432cm" svg:y2="11.159cm">
          <text:p/>
        </draw:line>
        <draw:custom-shape draw:style-name="gr2" draw:text-style-name="P1" draw:layer="layout" svg:width="3.327cm" svg:height="2.21cm" svg:x="29.723cm" svg:y="7.197cm">
          <text:p text:style-name="P1">Dest 0</text:p>
          <text:p text:style-name="P1">PPI FIFO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8.911cm" svg:y1="12.353cm" svg:x2="33.433cm" svg:y2="12.353cm">
          <text:p/>
        </draw:line>
        <draw:line draw:style-name="gr4" draw:text-style-name="P1" draw:layer="layout" svg:x1="28.961cm" svg:y1="12.328cm" svg:x2="28.936cm" svg:y2="17.764cm">
          <text:p/>
        </draw:line>
        <draw:line draw:style-name="gr4" draw:text-style-name="P1" draw:layer="layout" svg:x1="28.885cm" svg:y1="17.738cm" svg:x2="33.407cm" svg:y2="17.738cm">
          <text:p/>
        </draw:line>
        <draw:custom-shape draw:style-name="gr2" draw:text-style-name="P1" draw:layer="layout" svg:width="3.327cm" svg:height="2.21cm" svg:x="29.698cm" svg:y="13.776cm">
          <text:p text:style-name="P1">Dest n</text:p>
          <text:p text:style-name="P1">PPI FIFO</text:p>
          <draw:enhanced-geometry svg:viewBox="0 0 21600 21600" draw:type="rectangle" draw:enhanced-path="M 0 0 L 21600 0 21600 21600 0 21600 0 0 Z N"/>
        </draw:custom-shape>
        <draw:frame draw:style-name="gr5" draw:layer="layout" svg:width="5.307cm" svg:height="0.962cm" svg:x="22.79cm" svg:y="6.765cm">
          <draw:text-box>
            <text:p>ppiWriteToFifo(0)</text:p>
          </draw:text-box>
        </draw:frame>
        <draw:frame draw:style-name="gr5" draw:layer="layout" svg:width="6.12cm" svg:height="0.962cm" svg:x="22.765cm" svg:y="7.908cm">
          <draw:text-box>
            <text:p>ppiWriteFromFifo(0)</text:p>
          </draw:text-box>
        </draw:frame>
        <draw:line draw:style-name="gr3" draw:text-style-name="P1" draw:layer="layout" svg:x1="22.128cm" svg:y1="8.848cm" svg:x2="29.647cm" svg:y2="8.848cm">
          <text:p/>
        </draw:line>
        <draw:line draw:style-name="gr3" draw:text-style-name="P1" draw:layer="layout" svg:x1="29.673cm" svg:y1="14.457cm" svg:x2="22.104cm" svg:y2="14.457cm">
          <text:p/>
        </draw:line>
        <draw:frame draw:style-name="gr6" draw:layer="layout" svg:width="5.307cm" svg:height="0.962cm" svg:x="22.791cm" svg:y="13.466cm">
          <draw:text-box>
            <text:p>ppiWriteToFifo(n)</text:p>
          </draw:text-box>
        </draw:frame>
        <draw:frame draw:style-name="gr5" draw:layer="layout" svg:width="6.12cm" svg:height="0.962cm" svg:x="22.766cm" svg:y="14.609cm">
          <draw:text-box>
            <text:p>ppiWriteFromFifo(n)</text:p>
          </draw:text-box>
        </draw:frame>
        <draw:line draw:style-name="gr3" draw:text-style-name="P1" draw:layer="layout" svg:x1="22.129cm" svg:y1="15.549cm" svg:x2="29.648cm" svg:y2="15.549cm">
          <text:p/>
        </draw:line>
        <draw:line draw:style-name="gr3" draw:text-style-name="P1" draw:layer="layout" svg:x1="15.773cm" svg:y1="11.157cm" svg:x2="7.146cm" svg:y2="11.16cm">
          <text:p/>
        </draw:line>
        <draw:frame draw:style-name="gr5" draw:layer="layout" svg:width="5.392cm" svg:height="0.962cm" svg:x="8.891cm" svg:y="10.166cm">
          <draw:text-box>
            <text:p>ppiReadFromFifo</text:p>
          </draw:text-box>
        </draw:frame>
        <draw:frame draw:style-name="gr5" draw:layer="layout" svg:width="4.579cm" svg:height="0.962cm" svg:x="8.866cm" svg:y="11.309cm">
          <draw:text-box>
            <text:p>ppiReadToFifo</text:p>
          </draw:text-box>
        </draw:frame>
        <draw:line draw:style-name="gr3" draw:text-style-name="P1" draw:layer="layout" svg:x1="7.223cm" svg:y1="12.201cm" svg:x2="15.655cm" svg:y2="12.15cm">
          <text:p/>
        </draw:line>
        <draw:frame draw:style-name="gr5" draw:layer="layout" svg:width="4.49cm" svg:height="0.962cm" svg:x="16.748cm" svg:y="15.147cm">
          <draw:text-box>
            <text:p>PpiRouter.vhd</text:p>
          </draw:text-box>
        </draw:frame>
        <draw:frame draw:style-name="gr7" draw:layer="layout" svg:width="2.058cm" svg:height="1.673cm" svg:x="4.58cm" svg:y="8.848cm">
          <draw:text-box>
            <text:p>RCE</text:p>
            <text:p>Core</text:p>
          </draw:text-box>
        </draw:frame>
        <draw:line draw:style-name="gr3" draw:text-style-name="P1" draw:layer="layout" svg:x1="15.732cm" svg:y1="7.662cm" svg:x2="13.268cm" svg:y2="7.662cm">
          <text:p/>
        </draw:line>
        <draw:frame draw:style-name="gr5" draw:layer="layout" svg:width="3.203cm" svg:height="2.384cm" svg:x="10.035cm" svg:y="6.446cm">
          <draw:text-box>
            <text:p>ppiClk</text:p>
            <text:p>ppiClkRst</text:p>
            <text:p>ppiOnline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8.367cm" svg:height="13.234cm" svg:x="13.715cm" svg:y="2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27cm" svg:height="2.21cm" svg:x="1.708cm" svg:y="4.816cm">
          <text:p text:style-name="P2">Source 0</text:p>
          <text:p text:style-name="P2">PPI FIF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9.672cm" svg:y1="7.756cm" svg:x2="22.103cm" svg:y2="7.756cm">
          <text:p/>
        </draw:line>
        <draw:custom-shape draw:style-name="gr2" draw:text-style-name="P2" draw:layer="layout" svg:width="3.545cm" svg:height="2.21cm" svg:x="16.062cm" svg:y="9.813cm">
          <text:p text:style-name="P2">Frame </text:p>
          <text:p text:style-name="P2">Mover</text:p>
          <text:p text:style-name="P2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31cm" svg:y1="3.037cm" svg:x2="6.053cm" svg:y2="3.037cm">
          <text:p/>
        </draw:line>
        <draw:line draw:style-name="gr4" draw:text-style-name="P1" draw:layer="layout" svg:x1="6.076cm" svg:y1="3.089cm" svg:x2="6.051cm" svg:y2="8.525cm">
          <text:p/>
        </draw:line>
        <draw:line draw:style-name="gr4" draw:text-style-name="P1" draw:layer="layout" svg:x1="1.531cm" svg:y1="8.537cm" svg:x2="6.053cm" svg:y2="8.537cm">
          <text:p/>
        </draw:line>
        <draw:line draw:style-name="gr4" draw:text-style-name="P1" draw:layer="layout" svg:x1="28.936cm" svg:y1="5.274cm" svg:x2="33.458cm" svg:y2="5.274cm">
          <text:p/>
        </draw:line>
        <draw:line draw:style-name="gr4" draw:text-style-name="P1" draw:layer="layout" svg:x1="28.986cm" svg:y1="5.249cm" svg:x2="28.961cm" svg:y2="10.685cm">
          <text:p/>
        </draw:line>
        <draw:line draw:style-name="gr4" draw:text-style-name="P1" draw:layer="layout" svg:x1="28.91cm" svg:y1="10.659cm" svg:x2="33.432cm" svg:y2="10.659cm">
          <text:p/>
        </draw:line>
        <draw:custom-shape draw:style-name="gr2" draw:text-style-name="P2" draw:layer="layout" svg:width="3.327cm" svg:height="2.21cm" svg:x="29.723cm" svg:y="7.197cm">
          <text:p text:style-name="P2">Inbound</text:p>
          <text:p text:style-name="P2">PPI FIFO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28cm" svg:height="0.962cm" svg:x="22.79cm" svg:y="6.765cm">
          <draw:text-box>
            <text:p text:style-name="P3">ppiWriteToFifo</text:p>
          </draw:text-box>
        </draw:frame>
        <draw:frame draw:style-name="gr5" draw:text-style-name="P3" draw:layer="layout" svg:width="5.341cm" svg:height="0.962cm" svg:x="22.765cm" svg:y="7.908cm">
          <draw:text-box>
            <text:p text:style-name="P3">ppiWriteFromFifo</text:p>
          </draw:text-box>
        </draw:frame>
        <draw:line draw:style-name="gr3" draw:text-style-name="P1" draw:layer="layout" svg:x1="22.128cm" svg:y1="8.848cm" svg:x2="29.647cm" svg:y2="8.848cm">
          <text:p/>
        </draw:line>
        <draw:line draw:style-name="gr3" draw:text-style-name="P1" draw:layer="layout" svg:x1="13.673cm" svg:y1="5.357cm" svg:x2="5.038cm" svg:y2="5.368cm">
          <text:p/>
        </draw:line>
        <draw:frame draw:style-name="gr5" draw:text-style-name="P3" draw:layer="layout" svg:width="5.392cm" svg:height="0.962cm" svg:x="6.791cm" svg:y="4.366cm">
          <draw:text-box>
            <text:p text:style-name="P3">ppiReadFromFifo</text:p>
          </draw:text-box>
        </draw:frame>
        <draw:frame draw:style-name="gr5" draw:text-style-name="P3" draw:layer="layout" svg:width="4.579cm" svg:height="0.962cm" svg:x="6.766cm" svg:y="5.509cm">
          <draw:text-box>
            <text:p text:style-name="P3">ppiReadToFifo</text:p>
          </draw:text-box>
        </draw:frame>
        <draw:line draw:style-name="gr3" draw:text-style-name="P1" draw:layer="layout" svg:x1="5.038cm" svg:y1="6.461cm" svg:x2="13.648cm" svg:y2="6.449cm">
          <text:p/>
        </draw:line>
        <draw:frame draw:style-name="gr5" draw:text-style-name="P3" draw:layer="layout" svg:width="3.821cm" svg:height="0.962cm" svg:x="16.025cm" svg:y="14.693cm">
          <draw:text-box>
            <text:p text:style-name="P3">PpiMux.vhd</text:p>
          </draw:text-box>
        </draw:frame>
        <draw:custom-shape draw:style-name="gr2" draw:text-style-name="P2" draw:layer="layout" svg:width="3.327cm" svg:height="2.21cm" svg:x="1.708cm" svg:y="11.416cm">
          <text:p text:style-name="P2">Source n</text:p>
          <text:p text:style-name="P2">PPI FIFO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31cm" svg:y1="9.637cm" svg:x2="6.053cm" svg:y2="9.637cm">
          <text:p/>
        </draw:line>
        <draw:line draw:style-name="gr4" draw:text-style-name="P1" draw:layer="layout" svg:x1="6.076cm" svg:y1="9.689cm" svg:x2="6.051cm" svg:y2="15.125cm">
          <text:p/>
        </draw:line>
        <draw:line draw:style-name="gr4" draw:text-style-name="P1" draw:layer="layout" svg:x1="1.531cm" svg:y1="15.137cm" svg:x2="6.053cm" svg:y2="15.137cm">
          <text:p/>
        </draw:line>
        <draw:line draw:style-name="gr3" draw:text-style-name="P1" draw:layer="layout" svg:x1="13.673cm" svg:y1="11.957cm" svg:x2="5.038cm" svg:y2="11.972cm">
          <text:p/>
        </draw:line>
        <draw:frame draw:style-name="gr5" draw:text-style-name="P3" draw:layer="layout" svg:width="5.392cm" svg:height="0.962cm" svg:x="6.791cm" svg:y="10.966cm">
          <draw:text-box>
            <text:p text:style-name="P3">ppiReadFromFifo</text:p>
          </draw:text-box>
        </draw:frame>
        <draw:frame draw:style-name="gr5" draw:text-style-name="P3" draw:layer="layout" svg:width="4.579cm" svg:height="0.962cm" svg:x="6.766cm" svg:y="12.109cm">
          <draw:text-box>
            <text:p text:style-name="P3">ppiReadToFifo</text:p>
          </draw:text-box>
        </draw:frame>
        <draw:line draw:style-name="gr3" draw:text-style-name="P1" draw:layer="layout" svg:x1="5.064cm" svg:y1="13.039cm" svg:x2="13.648cm" svg:y2="13.049cm">
          <text:p/>
        </draw:line>
        <draw:frame draw:style-name="gr7" draw:layer="layout" svg:width="2.058cm" svg:height="1.673cm" svg:x="30.412cm" svg:y="5.499cm">
          <draw:text-box>
            <text:p>RCE</text:p>
            <text:p>Core</text:p>
          </draw:text-box>
        </draw:frame>
        <draw:custom-shape draw:style-name="gr2" draw:text-style-name="P2" draw:layer="layout" svg:width="3.545cm" svg:height="2.21cm" svg:x="16.063cm" svg:y="6.113cm">
          <text:p text:style-name="P2">Arbiter</text:p>
          <text:p text:style-name="P2">Logi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.107cm" svg:y1="13.268cm" svg:x2="25.333cm" svg:y2="13.268cm">
          <text:p/>
        </draw:line>
        <draw:frame draw:style-name="gr8" draw:layer="layout" svg:width="3.203cm" svg:height="2.384cm" svg:x="25.378cm" svg:y="12.015cm">
          <draw:text-box>
            <text:p>ppiClk</text:p>
            <text:p>ppiClkRst</text:p>
            <text:p>ppiOnline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1.913cm" svg:height="10.481cm" svg:x="9.432cm" svg:y="2.0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74cm" svg:y1="4.158cm" svg:x2="3.489cm" svg:y2="4.118cm">
          <text:p/>
        </draw:line>
        <draw:frame draw:style-name="gr5" draw:text-style-name="P3" draw:layer="layout" svg:width="5.392cm" svg:height="0.962cm" svg:x="3.96cm" svg:y="4.275cm">
          <draw:text-box>
            <text:p text:style-name="P3">ppiReadFromFifo</text:p>
          </draw:text-box>
        </draw:frame>
        <draw:frame draw:style-name="gr5" draw:text-style-name="P3" draw:layer="layout" svg:width="4.579cm" svg:height="0.962cm" svg:x="4.036cm" svg:y="3.128cm">
          <draw:text-box>
            <text:p text:style-name="P3">ppiReadToFifo</text:p>
          </draw:text-box>
        </draw:frame>
        <draw:line draw:style-name="gr3" draw:text-style-name="P1" draw:layer="layout" svg:x1="3.54cm" svg:y1="5.261cm" svg:x2="10.149cm" svg:y2="5.25cm">
          <text:p/>
        </draw:line>
        <draw:custom-shape draw:style-name="gr2" draw:text-style-name="P2" draw:layer="layout" svg:width="3.327cm" svg:height="2.21cm" svg:x="10.194cm" svg:y="3.559cm">
          <text:p text:style-name="P2">Status</text:p>
          <text:p text:style-name="P2">PPI Async </text:p>
          <text:p text:style-name="P2">FIF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69cm" svg:y1="7.649cm" svg:x2="3.54cm" svg:y2="7.674cm">
          <text:p/>
        </draw:line>
        <draw:frame draw:style-name="gr5" draw:text-style-name="P3" draw:layer="layout" svg:width="4.528cm" svg:height="0.962cm" svg:x="4.087cm" svg:y="6.658cm">
          <draw:text-box>
            <text:p text:style-name="P3">ppiWriteToFifo</text:p>
          </draw:text-box>
        </draw:frame>
        <draw:frame draw:style-name="gr5" draw:text-style-name="P3" draw:layer="layout" svg:width="5.341cm" svg:height="0.962cm" svg:x="4.062cm" svg:y="7.801cm">
          <draw:text-box>
            <text:p text:style-name="P3">ppiWriteFromFifo</text:p>
          </draw:text-box>
        </draw:frame>
        <draw:line draw:style-name="gr3" draw:text-style-name="P1" draw:layer="layout" svg:x1="3.54cm" svg:y1="8.741cm" svg:x2="10.144cm" svg:y2="8.741cm">
          <text:p/>
        </draw:line>
        <draw:custom-shape draw:style-name="gr2" draw:text-style-name="P2" draw:layer="layout" svg:width="3.327cm" svg:height="2.21cm" svg:x="10.195cm" svg:y="7.059cm">
          <text:p text:style-name="P2">Software</text:p>
          <text:p text:style-name="P2">Request</text:p>
          <text:p text:style-name="P2">Generat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248cm" svg:height="0.962cm" svg:x="21.461cm" svg:y="4.175cm">
          <draw:text-box>
            <text:p text:style-name="P3">statusWords[n:0]</text:p>
          </draw:text-box>
        </draw:frame>
        <draw:line draw:style-name="gr3" draw:text-style-name="P1" draw:layer="layout" svg:x1="20.341cm" svg:y1="5.161cm" svg:x2="26.95cm" svg:y2="5.15cm">
          <text:p/>
        </draw:line>
        <draw:line draw:style-name="gr3" draw:text-style-name="P1" draw:layer="layout" svg:x1="9.394cm" svg:y1="11.303cm" svg:x2="6.93cm" svg:y2="11.303cm">
          <text:p/>
        </draw:line>
        <draw:frame draw:style-name="gr5" draw:layer="layout" svg:width="3.203cm" svg:height="2.384cm" svg:x="3.697cm" svg:y="10.087cm">
          <draw:text-box>
            <text:p>ppiClk</text:p>
            <text:p>ppiClkRst</text:p>
            <text:p>ppiOnline</text:p>
          </draw:text-box>
        </draw:frame>
        <draw:line draw:style-name="gr3" draw:text-style-name="P1" draw:layer="layout" svg:x1="21.307cm" svg:y1="10.268cm" svg:x2="24.533cm" svg:y2="10.268cm">
          <text:p/>
        </draw:line>
        <draw:frame draw:style-name="gr8" draw:layer="layout" svg:width="5.009cm" svg:height="1.673cm" svg:x="24.578cm" svg:y="9.415cm">
          <draw:text-box>
            <text:p>statusClk</text:p>
            <text:p>statusClkRst</text:p>
          </draw:text-box>
        </draw:frame>
        <draw:frame draw:style-name="gr5" draw:text-style-name="P3" draw:layer="layout" svg:width="3.673cm" svg:height="0.962cm" svg:x="21.562cm" svg:y="5.675cm">
          <draw:text-box>
            <text:p text:style-name="P3">statusSend</text:p>
          </draw:text-box>
        </draw:frame>
        <draw:line draw:style-name="gr3" draw:text-style-name="P1" draw:layer="layout" svg:x1="20.342cm" svg:y1="6.661cm" svg:x2="26.951cm" svg:y2="6.65cm">
          <text:p/>
        </draw:line>
        <draw:custom-shape draw:style-name="gr2" draw:text-style-name="P1" draw:layer="layout" svg:width="3.545cm" svg:height="4.086cm" svg:x="16.841cm" svg:y="4.538cm">
          <text:p text:style-name="P1">Status</text:p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frame draw:style-name="gr5" draw:layer="layout" svg:width="4.418cm" svg:height="0.962cm" svg:x="13.547cm" svg:y="11.332cm">
          <draw:text-box>
            <text:p>PpiStatus.vhd</text:p>
          </draw:text-box>
        </draw:frame>
        <draw:line draw:style-name="gr3" draw:text-style-name="P1" draw:layer="layout" svg:x1="13.442cm" svg:y1="5.162cm" svg:x2="16.773cm" svg:y2="5.16cm">
          <text:p/>
        </draw:line>
        <draw:line draw:style-name="gr3" draw:text-style-name="P1" draw:layer="layout" svg:x1="16.87cm" svg:y1="7.75cm" svg:x2="13.522cm" svg:y2="7.776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6.561cm" svg:height="10.481cm" svg:x="9.432cm" svg:y="2.5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74cm" svg:y1="4.658cm" svg:x2="3.489cm" svg:y2="4.618cm">
          <text:p/>
        </draw:line>
        <draw:frame draw:style-name="gr5" draw:text-style-name="P3" draw:layer="layout" svg:width="5.392cm" svg:height="0.962cm" svg:x="3.96cm" svg:y="4.775cm">
          <draw:text-box>
            <text:p text:style-name="P3">ppiReadFromFifo</text:p>
          </draw:text-box>
        </draw:frame>
        <draw:frame draw:style-name="gr5" draw:text-style-name="P3" draw:layer="layout" svg:width="4.579cm" svg:height="0.962cm" svg:x="4.036cm" svg:y="3.628cm">
          <draw:text-box>
            <text:p text:style-name="P3">ppiReadToFifo</text:p>
          </draw:text-box>
        </draw:frame>
        <draw:line draw:style-name="gr3" draw:text-style-name="P1" draw:layer="layout" svg:x1="3.54cm" svg:y1="5.761cm" svg:x2="10.149cm" svg:y2="5.75cm">
          <text:p/>
        </draw:line>
        <draw:custom-shape draw:style-name="gr2" draw:text-style-name="P2" draw:layer="layout" svg:width="3.327cm" svg:height="2.21cm" svg:x="10.194cm" svg:y="4.059cm">
          <text:p text:style-name="P2">Response</text:p>
          <text:p text:style-name="P2">PPI Async</text:p>
          <text:p text:style-name="P2">FIF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69cm" svg:y1="8.149cm" svg:x2="3.54cm" svg:y2="8.174cm">
          <text:p/>
        </draw:line>
        <draw:frame draw:style-name="gr5" draw:text-style-name="P3" draw:layer="layout" svg:width="4.528cm" svg:height="0.962cm" svg:x="4.087cm" svg:y="7.158cm">
          <draw:text-box>
            <text:p text:style-name="P3">ppiWriteToFifo</text:p>
          </draw:text-box>
        </draw:frame>
        <draw:frame draw:style-name="gr5" draw:text-style-name="P3" draw:layer="layout" svg:width="5.341cm" svg:height="0.962cm" svg:x="4.062cm" svg:y="8.301cm">
          <draw:text-box>
            <text:p text:style-name="P3">ppiWriteFromFifo</text:p>
          </draw:text-box>
        </draw:frame>
        <draw:line draw:style-name="gr3" draw:text-style-name="P1" draw:layer="layout" svg:x1="3.54cm" svg:y1="9.241cm" svg:x2="10.144cm" svg:y2="9.241cm">
          <text:p/>
        </draw:line>
        <draw:custom-shape draw:style-name="gr2" draw:text-style-name="P2" draw:layer="layout" svg:width="3.327cm" svg:height="2.21cm" svg:x="10.195cm" svg:y="7.559cm">
          <text:p text:style-name="P2">Request</text:p>
          <text:p text:style-name="P2">PPI Async</text:p>
          <text:p text:style-name="P2">FIFO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21cm" svg:height="0.962cm" svg:x="26.561cm" svg:y="4.175cm">
          <draw:text-box>
            <text:p text:style-name="P3">axiWriteSlaves[n:0]</text:p>
          </draw:text-box>
        </draw:frame>
        <draw:line draw:style-name="gr3" draw:text-style-name="P1" draw:layer="layout" svg:x1="24.932cm" svg:y1="5.186cm" svg:x2="33.238cm" svg:y2="5.136cm">
          <text:p/>
        </draw:line>
        <draw:line draw:style-name="gr3" draw:text-style-name="P1" draw:layer="layout" svg:x1="9.394cm" svg:y1="11.803cm" svg:x2="6.93cm" svg:y2="11.803cm">
          <text:p/>
        </draw:line>
        <draw:frame draw:style-name="gr5" draw:text-style-name="P3" draw:layer="layout" svg:width="3.203cm" svg:height="2.384cm" svg:x="3.697cm" svg:y="10.587cm">
          <draw:text-box>
            <text:p text:style-name="P3">ppiClk</text:p>
            <text:p text:style-name="P3">ppiClkRst</text:p>
            <text:p text:style-name="P3">ppiOnline</text:p>
          </draw:text-box>
        </draw:frame>
        <draw:line draw:style-name="gr3" draw:text-style-name="P1" draw:layer="layout" svg:x1="26.007cm" svg:y1="10.668cm" svg:x2="29.233cm" svg:y2="10.668cm">
          <text:p/>
        </draw:line>
        <draw:frame draw:style-name="gr8" draw:text-style-name="P3" draw:layer="layout" svg:width="5.009cm" svg:height="1.673cm" svg:x="29.278cm" svg:y="9.815cm">
          <draw:text-box>
            <text:p text:style-name="P3">axiClk</text:p>
            <text:p text:style-name="P3">axiClkRst</text:p>
          </draw:text-box>
        </draw:frame>
        <draw:custom-shape draw:style-name="gr2" draw:text-style-name="P2" draw:layer="layout" svg:width="3.545cm" svg:height="4.086cm" svg:x="21.453cm" svg:y="4.655cm">
          <text:p text:style-name="P2">Axi-Lite</text:p>
          <text:p text:style-name="P2">Crossba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168cm" svg:height="0.962cm" svg:x="15.732cm" svg:y="11.937cm">
          <draw:text-box>
            <text:p text:style-name="P3">PpiToAxi.vhd</text:p>
          </draw:text-box>
        </draw:frame>
        <draw:line draw:style-name="gr3" draw:text-style-name="P1" draw:layer="layout" svg:x1="13.442cm" svg:y1="5.136cm" svg:x2="15.63cm" svg:y2="5.126cm">
          <text:p/>
        </draw:line>
        <draw:line draw:style-name="gr3" draw:text-style-name="P1" draw:layer="layout" svg:x1="15.655cm" svg:y1="8.784cm" svg:x2="13.522cm" svg:y2="8.776cm">
          <text:p/>
        </draw:line>
        <draw:frame draw:style-name="gr5" draw:text-style-name="P3" draw:layer="layout" svg:width="6.259cm" svg:height="0.962cm" svg:x="26.562cm" svg:y="5.175cm">
          <draw:text-box>
            <text:p text:style-name="P3">axiWriteMasters[n:0]</text:p>
          </draw:text-box>
        </draw:frame>
        <draw:line draw:style-name="gr9" draw:text-style-name="P1" draw:layer="layout" svg:x1="25.009cm" svg:y1="6.152cm" svg:x2="33.238cm" svg:y2="6.152cm">
          <text:p/>
        </draw:line>
        <draw:frame draw:style-name="gr5" draw:text-style-name="P3" draw:layer="layout" svg:width="5.971cm" svg:height="0.962cm" svg:x="26.562cm" svg:y="6.275cm">
          <draw:text-box>
            <text:p text:style-name="P3">axiReadSlaves[n:0]</text:p>
          </draw:text-box>
        </draw:frame>
        <draw:line draw:style-name="gr3" draw:text-style-name="P1" draw:layer="layout" svg:x1="25.009cm" svg:y1="7.244cm" svg:x2="33.239cm" svg:y2="7.236cm">
          <text:p/>
        </draw:line>
        <draw:frame draw:style-name="gr5" draw:text-style-name="P3" draw:layer="layout" svg:width="6.31cm" svg:height="0.962cm" svg:x="26.563cm" svg:y="7.275cm">
          <draw:text-box>
            <text:p text:style-name="P3">axiReadMasters[n:0]</text:p>
          </draw:text-box>
        </draw:frame>
        <draw:line draw:style-name="gr9" draw:text-style-name="P1" draw:layer="layout" svg:x1="24.983cm" svg:y1="8.26cm" svg:x2="33.239cm" svg:y2="8.252cm">
          <text:p/>
        </draw:line>
        <draw:custom-shape draw:style-name="gr2" draw:text-style-name="P2" draw:layer="layout" svg:width="3.545cm" svg:height="4.775cm" svg:x="15.654cm" svg:y="4.466cm">
          <text:p text:style-name="P2">Axi-Lite</text:p>
          <text:p text:style-name="P2">State</text:p>
          <text:p text:style-name="P2">Machin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243cm" svg:y1="5.836cm" svg:x2="21.431cm" svg:y2="5.826cm">
          <text:p/>
        </draw:line>
        <draw:line draw:style-name="gr3" draw:text-style-name="P1" draw:layer="layout" svg:x1="21.456cm" svg:y1="7.784cm" svg:x2="19.323cm" svg:y2="7.776cm">
          <text:p/>
        </draw:lin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7.62cm" svg:height="10.481cm" svg:x="13.547cm" svg:y="2.5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7.822cm" svg:y1="5.459cm" svg:x2="21.137cm" svg:y2="5.419cm">
          <text:p/>
        </draw:line>
        <draw:frame draw:style-name="gr5" draw:text-style-name="P3" draw:layer="layout" svg:width="5.392cm" svg:height="0.962cm" svg:x="21.717cm" svg:y="4.366cm">
          <draw:text-box>
            <text:p text:style-name="P3">ppiReadFromFifo</text:p>
          </draw:text-box>
        </draw:frame>
        <draw:frame draw:style-name="gr5" draw:text-style-name="P3" draw:layer="layout" svg:width="4.579cm" svg:height="0.962cm" svg:x="21.684cm" svg:y="5.529cm">
          <draw:text-box>
            <text:p text:style-name="P3">ppiReadToFifo</text:p>
          </draw:text-box>
        </draw:frame>
        <draw:line draw:style-name="gr3" draw:text-style-name="P1" draw:layer="layout" svg:x1="21.188cm" svg:y1="6.562cm" svg:x2="27.797cm" svg:y2="6.551cm">
          <text:p/>
        </draw:line>
        <draw:line draw:style-name="gr3" draw:text-style-name="P1" draw:layer="layout" svg:x1="13.521cm" svg:y1="5.572cm" svg:x2="6.892cm" svg:y2="5.597cm">
          <text:p/>
        </draw:line>
        <draw:frame draw:style-name="gr5" draw:text-style-name="P3" draw:layer="layout" svg:width="4.528cm" svg:height="0.962cm" svg:x="7.439cm" svg:y="4.581cm">
          <draw:text-box>
            <text:p text:style-name="P3">ppiWriteToFifo</text:p>
          </draw:text-box>
        </draw:frame>
        <draw:frame draw:style-name="gr5" draw:text-style-name="P3" draw:layer="layout" svg:width="5.341cm" svg:height="0.962cm" svg:x="7.414cm" svg:y="5.724cm">
          <draw:text-box>
            <text:p text:style-name="P3">ppiWriteFromFifo</text:p>
          </draw:text-box>
        </draw:frame>
        <draw:line draw:style-name="gr3" draw:text-style-name="P1" draw:layer="layout" svg:x1="6.892cm" svg:y1="6.664cm" svg:x2="13.496cm" svg:y2="6.664cm">
          <text:p/>
        </draw:line>
        <draw:line draw:style-name="gr3" draw:text-style-name="P1" draw:layer="layout" svg:x1="13.494cm" svg:y1="10.103cm" svg:x2="11.03cm" svg:y2="10.103cm">
          <text:p/>
        </draw:line>
        <draw:frame draw:style-name="gr5" draw:text-style-name="P3" draw:layer="layout" svg:width="4.003cm" svg:height="2.384cm" svg:x="7.097cm" svg:y="8.887cm">
          <draw:text-box>
            <text:p text:style-name="P3">ppiWrClk</text:p>
            <text:p text:style-name="P3">ppiWrClkRst</text:p>
            <text:p text:style-name="P3">ppiWrOnline</text:p>
          </draw:text-box>
        </draw:frame>
        <draw:frame draw:style-name="gr5" draw:text-style-name="P3" draw:layer="layout" svg:width="5.404cm" svg:height="0.962cm" svg:x="14.832cm" svg:y="11.937cm">
          <draw:text-box>
            <text:p text:style-name="P3">PpiFifoAsync.vhd</text:p>
          </draw:text-box>
        </draw:frame>
        <draw:custom-shape draw:style-name="gr2" draw:text-style-name="P2" draw:layer="layout" svg:width="3.545cm" svg:height="2.985cm" svg:x="15.654cm" svg:y="4.466cm">
          <text:p text:style-name="P2">Async</text:p>
          <text:p text:style-name="P2">FIF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45cm" svg:height="2.585cm" svg:x="15.655cm" svg:y="8.467cm">
          <text:p text:style-name="P2">Async</text:p>
          <text:p text:style-name="P2">Frame</text:p>
          <text:p text:style-name="P2">Track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89cm" svg:y1="9.663cm" svg:x2="23.86cm" svg:y2="9.686cm">
          <text:p/>
        </draw:line>
        <draw:line draw:style-name="gr3" draw:text-style-name="P1" draw:layer="layout" svg:x1="23.631cm" svg:y1="11.668cm" svg:x2="21.167cm" svg:y2="11.668cm">
          <text:p/>
        </draw:line>
        <draw:frame draw:style-name="gr5" draw:text-style-name="P3" draw:layer="layout" svg:width="4.003cm" svg:height="1.673cm" svg:x="23.844cm" svg:y="8.766cm">
          <draw:text-box>
            <text:p text:style-name="P3">ppiWrClk</text:p>
            <text:p text:style-name="P3">ppiWrClkRst</text:p>
          </draw:text-box>
        </draw:frame>
        <draw:frame draw:style-name="gr5" draw:text-style-name="P3" draw:layer="layout" svg:width="3.99cm" svg:height="0.962cm" svg:x="23.65cm" svg:y="11.163cm">
          <draw:text-box>
            <text:p text:style-name="P3">ppiRdOnline</text:p>
          </draw:text-box>
        </draw:frame>
        <draw:custom-shape draw:style-name="gr1" draw:text-style-name="P1" draw:layer="layout" svg:width="7.62cm" svg:height="10.481cm" svg:x="13.548cm" svg:y="15.17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7.823cm" svg:y1="18.06cm" svg:x2="21.138cm" svg:y2="18.02cm">
          <text:p/>
        </draw:line>
        <draw:frame draw:style-name="gr5" draw:text-style-name="P3" draw:layer="layout" svg:width="5.392cm" svg:height="0.962cm" svg:x="21.718cm" svg:y="16.967cm">
          <draw:text-box>
            <text:p text:style-name="P3">ppiReadFromFifo</text:p>
          </draw:text-box>
        </draw:frame>
        <draw:frame draw:style-name="gr5" draw:text-style-name="P3" draw:layer="layout" svg:width="4.579cm" svg:height="0.962cm" svg:x="21.685cm" svg:y="18.13cm">
          <draw:text-box>
            <text:p text:style-name="P3">ppiReadToFifo</text:p>
          </draw:text-box>
        </draw:frame>
        <draw:line draw:style-name="gr3" draw:text-style-name="P1" draw:layer="layout" svg:x1="21.189cm" svg:y1="19.163cm" svg:x2="27.798cm" svg:y2="19.152cm">
          <text:p/>
        </draw:line>
        <draw:line draw:style-name="gr3" draw:text-style-name="P1" draw:layer="layout" svg:x1="13.522cm" svg:y1="18.173cm" svg:x2="6.893cm" svg:y2="18.198cm">
          <text:p/>
        </draw:line>
        <draw:frame draw:style-name="gr5" draw:text-style-name="P3" draw:layer="layout" svg:width="4.528cm" svg:height="0.962cm" svg:x="7.44cm" svg:y="17.182cm">
          <draw:text-box>
            <text:p text:style-name="P3">ppiWriteToFifo</text:p>
          </draw:text-box>
        </draw:frame>
        <draw:frame draw:style-name="gr5" draw:text-style-name="P3" draw:layer="layout" svg:width="5.341cm" svg:height="0.962cm" svg:x="7.415cm" svg:y="18.325cm">
          <draw:text-box>
            <text:p text:style-name="P3">ppiWriteFromFifo</text:p>
          </draw:text-box>
        </draw:frame>
        <draw:line draw:style-name="gr3" draw:text-style-name="P1" draw:layer="layout" svg:x1="6.893cm" svg:y1="19.265cm" svg:x2="13.497cm" svg:y2="19.265cm">
          <text:p/>
        </draw:line>
        <draw:line draw:style-name="gr3" draw:text-style-name="P1" draw:layer="layout" svg:x1="13.495cm" svg:y1="22.704cm" svg:x2="11.031cm" svg:y2="22.704cm">
          <text:p/>
        </draw:line>
        <draw:frame draw:style-name="gr5" draw:text-style-name="P3" draw:layer="layout" svg:width="3.203cm" svg:height="1.673cm" svg:x="7.798cm" svg:y="21.888cm">
          <draw:text-box>
            <text:p text:style-name="P3">ppiClk</text:p>
            <text:p text:style-name="P3">ppiClkRst</text:p>
          </draw:text-box>
        </draw:frame>
        <draw:custom-shape draw:style-name="gr2" draw:text-style-name="P2" draw:layer="layout" svg:width="3.545cm" svg:height="2.985cm" svg:x="15.655cm" svg:y="17.067cm">
          <text:p text:style-name="P2">Sync</text:p>
          <text:p text:style-name="P2">FIF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45cm" svg:height="2.585cm" svg:x="15.656cm" svg:y="21.068cm">
          <text:p text:style-name="P2">Sync</text:p>
          <text:p text:style-name="P2">Frame</text:p>
          <text:p text:style-name="P2">Tracke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095cm" svg:height="0.962cm" svg:x="14.792cm" svg:y="24.472cm">
          <draw:text-box>
            <text:p text:style-name="P3">PpiFifoSync.vhd</text:p>
          </draw:text-box>
        </draw:fram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2.217cm" svg:height="11.252cm" svg:x="13.776cm" svg:y="6.0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69cm" svg:y1="9.249cm" svg:x2="7.94cm" svg:y2="9.274cm">
          <text:p/>
        </draw:line>
        <draw:frame draw:style-name="gr5" draw:text-style-name="P3" draw:layer="layout" svg:width="4.528cm" svg:height="0.962cm" svg:x="8.487cm" svg:y="8.258cm">
          <draw:text-box>
            <text:p text:style-name="P3">ppiWriteToFifo</text:p>
          </draw:text-box>
        </draw:frame>
        <draw:frame draw:style-name="gr5" draw:text-style-name="P3" draw:layer="layout" svg:width="5.341cm" svg:height="0.962cm" svg:x="8.462cm" svg:y="9.401cm">
          <draw:text-box>
            <text:p text:style-name="P3">ppiWriteFromFifo</text:p>
          </draw:text-box>
        </draw:frame>
        <draw:line draw:style-name="gr3" draw:text-style-name="P1" draw:layer="layout" svg:x1="7.94cm" svg:y1="10.341cm" svg:x2="14.544cm" svg:y2="10.341cm">
          <text:p/>
        </draw:line>
        <draw:custom-shape draw:style-name="gr2" draw:text-style-name="P2" draw:layer="layout" svg:width="3.327cm" svg:height="2.21cm" svg:x="14.595cm" svg:y="8.659cm">
          <text:p text:style-name="P2">Transmit</text:p>
          <text:p text:style-name="P2">PPI Async</text:p>
          <text:p text:style-name="P2">FIFO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414cm" svg:height="0.962cm" svg:x="26.561cm" svg:y="7.675cm">
          <draw:text-box>
            <text:p text:style-name="P3">vcTxQuadOut</text:p>
          </draw:text-box>
        </draw:frame>
        <draw:line draw:style-name="gr3" draw:text-style-name="P1" draw:layer="layout" svg:x1="24.932cm" svg:y1="8.686cm" svg:x2="33.238cm" svg:y2="8.636cm">
          <text:p/>
        </draw:line>
        <draw:line draw:style-name="gr3" draw:text-style-name="P1" draw:layer="layout" svg:x1="13.794cm" svg:y1="12.903cm" svg:x2="11.33cm" svg:y2="12.903cm">
          <text:p/>
        </draw:line>
        <draw:frame draw:style-name="gr5" draw:text-style-name="P3" draw:layer="layout" svg:width="3.203cm" svg:height="2.384cm" svg:x="8.097cm" svg:y="11.687cm">
          <draw:text-box>
            <text:p text:style-name="P3">ppiClk</text:p>
            <text:p text:style-name="P3">ppiClkRst</text:p>
            <text:p text:style-name="P3">ppiOnline</text:p>
          </draw:text-box>
        </draw:frame>
        <draw:line draw:style-name="gr3" draw:text-style-name="P1" draw:layer="layout" svg:x1="25.003cm" svg:y1="13.676cm" svg:x2="29.233cm" svg:y2="13.668cm">
          <text:p/>
        </draw:line>
        <draw:frame draw:style-name="gr8" draw:text-style-name="P3" draw:layer="layout" svg:width="7.409cm" svg:height="3.095cm" svg:x="29.278cm" svg:y="12.015cm">
          <draw:text-box>
            <text:p text:style-name="P3">locBuffFull</text:p>
            <text:p text:style-name="P3">locBuffAFull</text:p>
            <text:p text:style-name="P3">remBuffFull[3:0]</text:p>
            <text:p text:style-name="P3">remBuffAFull[3:0]</text:p>
          </draw:text-box>
        </draw:frame>
        <draw:custom-shape draw:style-name="gr2" draw:text-style-name="P2" draw:layer="layout" svg:width="4.916cm" svg:height="8.204cm" svg:x="20.05cm" svg:y="7.07cm">
          <text:p text:style-name="P2">Transmit</text:p>
          <text:p text:style-name="P2">State</text:p>
          <text:p text:style-name="P2">Machine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066cm" svg:height="0.962cm" svg:x="17.797cm" svg:y="16.105cm">
          <draw:text-box>
            <text:p text:style-name="P3">PpiVcTx.vhd</text:p>
          </draw:text-box>
        </draw:frame>
        <draw:line draw:style-name="gr3" draw:text-style-name="P1" draw:layer="layout" svg:x1="20.055cm" svg:y1="9.884cm" svg:x2="17.922cm" svg:y2="9.876cm">
          <text:p/>
        </draw:line>
        <draw:frame draw:style-name="gr5" draw:text-style-name="P3" draw:layer="layout" svg:width="3.927cm" svg:height="0.962cm" svg:x="26.562cm" svg:y="8.675cm">
          <draw:text-box>
            <text:p text:style-name="P3">vcTxQuadIn</text:p>
          </draw:text-box>
        </draw:frame>
        <draw:line draw:style-name="gr9" draw:text-style-name="P1" draw:layer="layout" svg:x1="25.009cm" svg:y1="9.652cm" svg:x2="33.238cm" svg:y2="9.652cm">
          <text:p/>
        </draw:line>
        <draw:line draw:style-name="gr3" draw:text-style-name="P1" draw:layer="layout" svg:x1="26.007cm" svg:y1="16.269cm" svg:x2="29.233cm" svg:y2="16.269cm">
          <text:p/>
        </draw:line>
        <draw:frame draw:style-name="gr8" draw:text-style-name="P3" draw:layer="layout" svg:width="3.37cm" svg:height="1.673cm" svg:x="29.278cm" svg:y="15.416cm">
          <draw:text-box>
            <text:p text:style-name="P3">vcTxClk</text:p>
            <text:p text:style-name="P3">vcTxRst</text:p>
          </draw:text-box>
        </draw:frame>
        <draw:line draw:style-name="gr9" draw:text-style-name="P1" draw:layer="layout" svg:x1="24.978cm" svg:y1="11.212cm" svg:x2="29.208cm" svg:y2="11.204cm">
          <text:p/>
        </draw:line>
        <draw:frame draw:style-name="gr8" draw:text-style-name="P3" draw:layer="layout" svg:width="5.351cm" svg:height="0.962cm" svg:x="29.219cm" svg:y="10.758cm">
          <draw:text-box>
            <text:p text:style-name="P3">txFrameCntEn</text:p>
          </draw:text-box>
        </draw:fram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8.897cm" svg:height="11.278cm" svg:x="7.096cm" svg:y="6.0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869cm" svg:y1="9.149cm" svg:x2="1.24cm" svg:y2="9.174cm">
          <text:p/>
        </draw:line>
        <draw:frame draw:style-name="gr5" draw:text-style-name="P3" draw:layer="layout" svg:width="4.579cm" svg:height="0.962cm" svg:x="1.787cm" svg:y="8.158cm">
          <draw:text-box>
            <text:p text:style-name="P3">ppiReadToFifo</text:p>
          </draw:text-box>
        </draw:frame>
        <draw:frame draw:style-name="gr5" draw:text-style-name="P3" draw:layer="layout" svg:width="5.392cm" svg:height="0.962cm" svg:x="1.762cm" svg:y="9.301cm">
          <draw:text-box>
            <text:p text:style-name="P3">ppiReadFromFifo</text:p>
          </draw:text-box>
        </draw:frame>
        <draw:line draw:style-name="gr3" draw:text-style-name="P1" draw:layer="layout" svg:x1="1.24cm" svg:y1="10.241cm" svg:x2="7.844cm" svg:y2="10.241cm">
          <text:p/>
        </draw:line>
        <draw:custom-shape draw:style-name="gr2" draw:text-style-name="P2" draw:layer="layout" svg:width="3.327cm" svg:height="2.21cm" svg:x="7.895cm" svg:y="8.559cm">
          <text:p text:style-name="P2">Receive</text:p>
          <text:p text:style-name="P2">PPI Sync</text:p>
          <text:p text:style-name="P2">FIFO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486cm" svg:height="0.962cm" svg:x="26.662cm" svg:y="7.081cm">
          <draw:text-box>
            <text:p text:style-name="P3">vcRxQuadOut</text:p>
          </draw:text-box>
        </draw:frame>
        <draw:line draw:style-name="gr3" draw:text-style-name="P1" draw:layer="layout" svg:x1="25.032cm" svg:y1="7.986cm" svg:x2="33.338cm" svg:y2="7.936cm">
          <text:p/>
        </draw:line>
        <draw:line draw:style-name="gr3" draw:text-style-name="P1" draw:layer="layout" svg:x1="7.094cm" svg:y1="12.803cm" svg:x2="4.63cm" svg:y2="12.803cm">
          <text:p/>
        </draw:line>
        <draw:frame draw:style-name="gr5" draw:text-style-name="P3" draw:layer="layout" svg:width="3.203cm" svg:height="2.384cm" svg:x="1.397cm" svg:y="11.587cm">
          <draw:text-box>
            <text:p text:style-name="P3">ppiClk</text:p>
            <text:p text:style-name="P3">ppiClkRst</text:p>
            <text:p text:style-name="P3">ppiOnline</text:p>
          </draw:text-box>
        </draw:frame>
        <draw:line draw:style-name="gr9" draw:text-style-name="P1" draw:layer="layout" svg:x1="25.103cm" svg:y1="13.876cm" svg:x2="29.333cm" svg:y2="13.868cm">
          <text:p/>
        </draw:line>
        <draw:frame draw:style-name="gr8" draw:text-style-name="P3" draw:layer="layout" svg:width="7.409cm" svg:height="3.095cm" svg:x="29.378cm" svg:y="12.215cm">
          <draw:text-box>
            <text:p text:style-name="P3">locBuffFull</text:p>
            <text:p text:style-name="P3">locBuffAFull</text:p>
            <text:p text:style-name="P3">remBuffFull[3:0]</text:p>
            <text:p text:style-name="P3">remBuffAFull[3:0]</text:p>
          </draw:text-box>
        </draw:frame>
        <draw:custom-shape draw:style-name="gr2" draw:text-style-name="P2" draw:layer="layout" svg:width="3.545cm" svg:height="8.382cm" svg:x="21.521cm" svg:y="7.07cm">
          <text:p text:style-name="P2">VC</text:p>
          <text:p text:style-name="P2">Frame</text:p>
          <text:p text:style-name="P2">Receive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138cm" svg:height="0.962cm" svg:x="14.007cm" svg:y="15.859cm">
          <draw:text-box>
            <text:p text:style-name="P3">PpiVcRx.vhd</text:p>
          </draw:text-box>
        </draw:frame>
        <draw:line draw:style-name="gr9" draw:text-style-name="P1" draw:layer="layout" svg:x1="12.455cm" svg:y1="9.59cm" svg:x2="11.222cm" svg:y2="9.576cm">
          <text:p/>
        </draw:line>
        <draw:frame draw:style-name="gr5" draw:text-style-name="P3" draw:layer="layout" svg:width="5.506cm" svg:height="0.962cm" svg:x="26.662cm" svg:y="7.975cm">
          <draw:text-box>
            <text:p text:style-name="P3">vcRxCommonOut</text:p>
          </draw:text-box>
        </draw:frame>
        <draw:line draw:style-name="gr9" draw:text-style-name="P1" draw:layer="layout" svg:x1="25.109cm" svg:y1="8.952cm" svg:x2="33.338cm" svg:y2="8.952cm">
          <text:p/>
        </draw:line>
        <draw:line draw:style-name="gr3" draw:text-style-name="P1" draw:layer="layout" svg:x1="26.107cm" svg:y1="16.569cm" svg:x2="29.333cm" svg:y2="16.569cm">
          <text:p/>
        </draw:line>
        <draw:frame draw:style-name="gr8" draw:text-style-name="P3" draw:layer="layout" svg:width="3.37cm" svg:height="1.673cm" svg:x="29.378cm" svg:y="15.716cm">
          <draw:text-box>
            <text:p text:style-name="P3">vcRxClk</text:p>
            <text:p text:style-name="P3">vcRxRst</text:p>
          </draw:text-box>
        </draw:frame>
        <draw:line draw:style-name="gr9" draw:text-style-name="P1" draw:layer="layout" svg:x1="25.103cm" svg:y1="10.976cm" svg:x2="29.333cm" svg:y2="10.968cm">
          <text:p/>
        </draw:line>
        <draw:frame draw:style-name="gr8" draw:text-style-name="P3" draw:layer="layout" svg:width="5.351cm" svg:height="2.384cm" svg:x="29.344cm" svg:y="9.622cm">
          <draw:text-box>
            <text:p text:style-name="P3">rxFrameCntEn</text:p>
            <text:p text:style-name="P3">rxDropCountEn</text:p>
            <text:p text:style-name="P3">rxOverflow</text:p>
          </draw:text-box>
        </draw:frame>
        <draw:custom-shape draw:style-name="gr2" draw:text-style-name="P2" draw:layer="layout" svg:width="3.327cm" svg:height="2.21cm" svg:x="17.096cm" svg:y="7.059cm">
          <text:p text:style-name="P2">Data</text:p>
          <text:p text:style-name="P2">Async</text:p>
          <text:p text:style-name="P2">Fif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27cm" svg:height="2.21cm" svg:x="17.097cm" svg:y="9.959cm">
          <text:p text:style-name="P2">Tracking</text:p>
          <text:p text:style-name="P2">Async</text:p>
          <text:p text:style-name="P2">Fif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54cm" svg:y1="8.315cm" svg:x2="21.521cm" svg:y2="8.315cm">
          <text:p/>
        </draw:line>
        <draw:line draw:style-name="gr3" draw:text-style-name="P1" draw:layer="layout" svg:x1="20.455cm" svg:y1="11.115cm" svg:x2="21.522cm" svg:y2="11.115cm">
          <text:p/>
        </draw:line>
        <draw:custom-shape draw:style-name="gr2" draw:text-style-name="P2" draw:layer="layout" svg:width="3.327cm" svg:height="5.054cm" svg:x="12.531cm" svg:y="7.096cm">
          <text:p text:style-name="P2">PPI</text:p>
          <text:p text:style-name="P2">Frame</text:p>
          <text:p text:style-name="P2">Generator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056cm" svg:y1="8.19cm" svg:x2="15.823cm" svg:y2="8.176cm">
          <text:p/>
        </draw:line>
        <draw:line draw:style-name="gr9" draw:text-style-name="P1" draw:layer="layout" svg:x1="17.057cm" svg:y1="11.09cm" svg:x2="15.824cm" svg:y2="11.076cm">
          <text:p/>
        </draw:line>
      </draw:page>
      <draw:page draw:name="page8" draw:style-name="dp1" draw:master-page-name="Default">
        <office:forms form:automatic-focus="false" form:apply-design-mode="false"/>
        <draw:rect draw:style-name="gr10" draw:text-style-name="P1" draw:layer="layout" svg:width="4.648cm" svg:height="8.001cm" svg:x="20.024cm" svg:y="1.99cm">
          <text:p/>
        </draw:rect>
        <draw:custom-shape draw:style-name="gr2" draw:text-style-name="P1" draw:layer="layout" svg:width="3.327cm" svg:height="2.21cm" svg:x="1.658cm" svg:y="4.353cm">
          <text:p text:style-name="P1">Outbound</text:p>
          <text:p text:style-name="P1">PPI FIFO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481cm" svg:y1="3.274cm" svg:x2="6.003cm" svg:y2="3.274cm">
          <text:p/>
        </draw:line>
        <draw:line draw:style-name="gr4" draw:text-style-name="P1" draw:layer="layout" svg:x1="5.978cm" svg:y1="3.235cm" svg:x2="5.953cm" svg:y2="16.671cm">
          <text:p/>
        </draw:line>
        <draw:line draw:style-name="gr11" draw:text-style-name="P1" draw:layer="layout" svg:x1="5.073cm" svg:y1="5.438cm" svg:x2="9.128cm" svg:y2="5.419cm">
          <text:p/>
        </draw:line>
        <draw:frame draw:style-name="gr7" draw:layer="layout" svg:width="2.058cm" svg:height="1.673cm" svg:x="2.32cm" svg:y="8.823cm">
          <draw:text-box>
            <text:p>RCE</text:p>
            <text:p>Core</text:p>
          </draw:text-box>
        </draw:frame>
        <draw:custom-shape draw:style-name="gr2" draw:text-style-name="P1" draw:layer="layout" svg:width="3.327cm" svg:height="2.21cm" svg:x="1.659cm" svg:y="13.553cm">
          <text:p text:style-name="P1">Inbound</text:p>
          <text:p text:style-name="P1">PPI FIF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074cm" svg:y1="14.739cm" svg:x2="9.129cm" svg:y2="14.72cm">
          <text:p/>
        </draw:line>
        <draw:line draw:style-name="gr4" draw:text-style-name="P1" draw:layer="layout" svg:x1="1.481cm" svg:y1="16.774cm" svg:x2="6.003cm" svg:y2="16.774cm">
          <text:p/>
        </draw:line>
        <draw:custom-shape draw:style-name="gr2" draw:text-style-name="P1" draw:layer="layout" svg:width="6.883cm" svg:height="2.21cm" svg:x="9.103cm" svg:y="4.225cm">
          <text:p text:style-name="P1">PpiRou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08cm" svg:height="2.21cm" svg:x="9.178cm" svg:y="13.547cm">
          <text:p text:style-name="P1">PpiMu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2.21cm" svg:x="12.633cm" svg:y="7.68cm">
          <text:p text:style-name="P1">PpiStatus</text:p>
          <text:p text:style-name="P1">Type = 1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2.21cm" svg:x="12.634cm" svg:y="10.503cm">
          <text:p text:style-name="P1">PpiToAxi</text:p>
          <text:p text:style-name="P1">Type = 14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185cm" svg:y1="6.435cm" svg:x2="12.607cm" svg:y2="8.137cm">
          <text:p/>
        </draw:line>
        <draw:line draw:style-name="gr9" draw:text-style-name="P1" draw:layer="layout" svg:x1="10.093cm" svg:y1="6.435cm" svg:x2="12.607cm" svg:y2="11.16cm">
          <text:p/>
        </draw:line>
        <draw:line draw:style-name="gr3" draw:text-style-name="P1" draw:layer="layout" svg:x1="10.169cm" svg:y1="13.496cm" svg:x2="12.557cm" svg:y2="9.077cm">
          <text:p/>
        </draw:line>
        <draw:line draw:style-name="gr12" draw:text-style-name="P1" draw:layer="layout" svg:x1="11.668cm" svg:y1="13.496cm" svg:x2="12.607cm" svg:y2="12.15cm">
          <text:p/>
        </draw:line>
        <draw:custom-shape draw:style-name="gr2" draw:text-style-name="P1" draw:layer="layout" svg:width="3.327cm" svg:height="1.549cm" svg:x="20.812cm" svg:y="7.147cm">
          <text:p text:style-name="P1">PpiVcR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1.549cm" svg:x="20.813cm" svg:y="3.548cm">
          <text:p text:style-name="P1">PpiVc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1.549cm" svg:x="20.814cm" svg:y="5.349cm">
          <text:p text:style-name="P1">PgpCntrl</text:p>
          <draw:enhanced-geometry svg:viewBox="0 0 21600 21600" draw:type="rectangle" draw:enhanced-path="M 0 0 L 21600 0 21600 21600 0 21600 0 0 Z N"/>
        </draw:custom-shape>
        <draw:frame draw:style-name="gr7" draw:layer="layout" svg:width="3.633cm" svg:height="0.962cm" svg:x="20.735cm" svg:y="2.244cm">
          <draw:text-box>
            <text:p>PgpLane 0</text:p>
          </draw:text-box>
        </draw:frame>
        <draw:line draw:style-name="gr3" draw:text-style-name="P1" draw:layer="layout" svg:x1="10.169cm" svg:y1="13.497cm" svg:x2="12.557cm" svg:y2="9.078cm">
          <text:p/>
        </draw:line>
        <draw:line draw:style-name="gr3" draw:text-style-name="P1" draw:layer="layout" svg:x1="16.011cm" svg:y1="14.004cm" svg:x2="20.786cm" svg:y2="8.01cm">
          <text:p/>
        </draw:line>
        <draw:line draw:style-name="gr9" draw:text-style-name="P1" draw:layer="layout" svg:x1="15.986cm" svg:y1="4.683cm" svg:x2="20.761cm" svg:y2="4.429cm">
          <text:p/>
        </draw:line>
        <draw:line draw:style-name="gr11" draw:text-style-name="P1" draw:layer="layout" svg:x1="15.986cm" svg:y1="8.112cm" svg:x2="20.828cm" svg:y2="5.786cm">
          <text:p/>
        </draw:line>
        <draw:line draw:style-name="gr11" draw:text-style-name="P1" draw:layer="layout" svg:x1="15.986cm" svg:y1="11.21cm" svg:x2="20.786cm" svg:y2="6.435cm">
          <text:p/>
        </draw:line>
        <draw:rect draw:style-name="gr10" draw:text-style-name="P1" draw:layer="layout" svg:width="4.648cm" svg:height="8.174cm" svg:x="20.024cm" svg:y="11.19cm">
          <text:p/>
        </draw:rect>
        <draw:custom-shape draw:style-name="gr2" draw:text-style-name="P1" draw:layer="layout" svg:width="3.327cm" svg:height="1.549cm" svg:x="20.812cm" svg:y="16.347cm">
          <text:p text:style-name="P1">PpiVcR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1.549cm" svg:x="20.813cm" svg:y="12.748cm">
          <text:p text:style-name="P1">PpiVcT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27cm" svg:height="1.549cm" svg:x="20.814cm" svg:y="14.549cm">
          <text:p text:style-name="P1">PgpCntrl</text:p>
          <draw:enhanced-geometry svg:viewBox="0 0 21600 21600" draw:type="rectangle" draw:enhanced-path="M 0 0 L 21600 0 21600 21600 0 21600 0 0 Z N"/>
        </draw:custom-shape>
        <draw:frame draw:style-name="gr7" draw:layer="layout" svg:width="4.14cm" svg:height="0.962cm" svg:x="20.405cm" svg:y="11.444cm">
          <draw:text-box>
            <text:p>PgpLane 11</text:p>
          </draw:text-box>
        </draw:frame>
        <draw:line draw:style-name="gr9" draw:text-style-name="P1" draw:layer="layout" svg:x1="15.96cm" svg:y1="5.775cm" svg:x2="20.812cm" svg:y2="13.573cm">
          <text:p/>
        </draw:line>
        <draw:line draw:style-name="gr3" draw:text-style-name="P1" draw:layer="layout" svg:x1="16.011cm" svg:y1="15.249cm" svg:x2="20.786cm" svg:y2="17.103cm">
          <text:p/>
        </draw:line>
        <draw:line draw:style-name="gr11" draw:text-style-name="P1" draw:layer="layout" svg:x1="15.96cm" svg:y1="12.125cm" svg:x2="20.786cm" svg:y2="15.732cm">
          <text:p/>
        </draw:line>
        <draw:line draw:style-name="gr11" draw:text-style-name="P1" draw:layer="layout" svg:x1="15.986cm" svg:y1="9.128cm" svg:x2="20.786cm" svg:y2="15.046cm">
          <text:p/>
        </draw:line>
        <draw:custom-shape draw:style-name="gr2" draw:text-style-name="P1" draw:layer="layout" svg:width="4.394cm" svg:height="2.21cm" svg:x="26.374cm" svg:y="4.855cm">
          <text:p text:style-name="P1">PgpCore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94cm" svg:height="2.21cm" svg:x="33.008cm" svg:y="4.881cm">
          <text:p text:style-name="P1">Gtx 0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0.743cm" svg:y1="5.999cm" svg:x2="32.978cm" svg:y2="6.009cm">
          <text:p/>
        </draw:line>
        <draw:line draw:style-name="gr11" draw:text-style-name="P1" draw:layer="layout" svg:x1="24.672cm" svg:y1="6.075cm" svg:x2="26.4cm" svg:y2="6.049cm">
          <text:p/>
        </draw:line>
        <draw:custom-shape draw:style-name="gr2" draw:text-style-name="P1" draw:layer="layout" svg:width="4.394cm" svg:height="2.21cm" svg:x="26.374cm" svg:y="14.055cm">
          <text:p text:style-name="P1">PgpCore 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94cm" svg:height="2.21cm" svg:x="32.978cm" svg:y="14.057cm">
          <text:p text:style-name="P1">Gtx 11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0.743cm" svg:y1="15.199cm" svg:x2="32.978cm" svg:y2="15.209cm">
          <text:p/>
        </draw:line>
        <draw:line draw:style-name="gr11" draw:text-style-name="P1" draw:layer="layout" svg:x1="24.672cm" svg:y1="15.275cm" svg:x2="26.4cm" svg:y2="15.249cm">
          <text:p/>
        </draw:line>
        <draw:frame draw:style-name="gr7" draw:layer="layout" svg:width="3.633cm" svg:height="0.962cm" svg:x="20.736cm" svg:y="8.844cm">
          <draw:text-box>
            <text:p>Type = 0</text:p>
          </draw:text-box>
        </draw:frame>
        <draw:frame draw:style-name="gr7" draw:layer="layout" svg:width="3.633cm" svg:height="0.962cm" svg:x="20.737cm" svg:y="18.244cm">
          <draw:text-box>
            <text:p>Type = 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7-11T17:38:13</meta:creation-date>
    <dc:date>2014-04-04T11:34:31</dc:date>
    <meta:editing-duration>PT27H28M32S</meta:editing-duration>
    <meta:editing-cycles>46</meta:editing-cycles>
    <meta:generator>OpenOffice.org/3.1$Unix OpenOffice.org_project/310m19$Build-9420</meta:generator>
    <meta:document-statistic meta:object-count="240"/>
  </office:meta>
</office:document-meta>
</file>